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11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data-style-name="N117">
      <style:table-cell-properties fo:padding="0.0382in" fo:border-left="0.0007in solid #000000" fo:border-right="0.0007in solid #000000" fo:border-top="none" fo:border-bottom="0.0007in solid #000000"/>
    </style:style>
    <style:style style:name="Table5.3" style:family="table-row">
      <style:table-row-properties fo:background-color="transparent" style:keep-together="true" fo:keep-together="auto">
        <style:background-image/>
      </style:table-row-properties>
    </style:style>
    <style:style style:name="Table5.A3" style:family="table-cell" style:data-style-name="N100">
      <style:table-cell-properties fo:padding="0.0382in" fo:border-left="0.0007in solid #000000" fo:border-right="none" fo:border-top="none" fo:border-bottom="0.0007in solid #000000"/>
    </style:style>
    <style:style style:name="Table5.D3" style:family="table-cell" style:data-style-name="N117">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5.D4" style:family="table-cell" style:data-style-name="N76">
      <style:table-cell-properties fo:padding="0.0382in" fo:border-left="0.0007in solid #000000" fo:border-right="0.0007in solid #000000" fo:border-top="none" fo:border-bottom="0.0007in solid #000000"/>
    </style:style>
    <style:style style:name="Table5.D5" style:family="table-cell">
      <style:table-cell-properties fo:padding="0.0382in" fo:border-left="0.0007in solid #000000" fo:border-right="0.0007in solid #000000" fo:border-top="none" fo:border-bottom="0.0007in solid #000000"/>
    </style:style>
    <style:style style:name="Table5.D6" style:family="table-cell" style:data-style-name="N76">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Table_20_Contents">
      <style:paragraph-properties fo:line-height="150%"/>
      <style:text-properties fo:font-size="9pt" style:font-size-asian="9pt" style:font-size-complex="9pt"/>
    </style:style>
    <style:style style:name="P8" style:family="paragraph" style:parent-style-name="Table_20_Contents">
      <style:paragraph-properties fo:line-height="150%"/>
      <style:text-properties style:font-name="Arial" fo:font-size="9pt" fo:font-style="normal" style:font-size-asian="9pt" style:font-style-asian="italic" style:font-size-complex="9pt" style:font-style-complex="italic"/>
    </style:style>
    <style:style style:name="P9" style:family="paragraph" style:parent-style-name="Standard">
      <style:paragraph-properties fo:line-height="150%"/>
    </style:style>
    <style:style style:name="P10"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line-height="150%"/>
      <style:text-properties fo:color="#333366"/>
    </style:style>
    <style:style style:name="P12"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Heading">
      <style:text-properties fo:color="#333366"/>
    </style:style>
    <style:style style:name="P14" style:family="paragraph" style:parent-style-name="Heading">
      <style:paragraph-properties fo:break-before="page"/>
      <style:text-properties fo:color="#333366"/>
    </style:style>
    <style:style style:name="P15" style:family="paragraph" style:parent-style-name="Table_20_Heading">
      <style:paragraph-properties fo:text-align="start" style:justify-single-word="false"/>
      <style:text-properties fo:color="#ffffff"/>
    </style:style>
    <style:style style:name="P16" style:family="paragraph" style:parent-style-name="Document_20_Title">
      <style:paragraph-properties fo:text-align="start" style:justify-single-word="false"/>
      <style:text-properties fo:color="#333366" style:font-name="Arial2"/>
    </style:style>
    <style:style style:name="P17" style:family="paragraph" style:parent-style-name="Document_20_Title">
      <style:paragraph-properties fo:text-align="end" style:justify-single-word="false"/>
      <style:text-properties fo:color="#000000" style:font-name="Arial2"/>
    </style:style>
    <style:style style:name="P18" style:family="paragraph" style:parent-style-name="Document_20_Title">
      <style:paragraph-properties fo:text-align="start" style:justify-single-word="false"/>
      <style:text-properties fo:color="#000000" style:font-name="Arial2" fo:font-size="9pt" style:font-size-asian="9pt" style:font-size-complex="9pt"/>
    </style:style>
    <style:style style:name="P19"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20"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1" style:family="paragraph" style:parent-style-name="Standard">
      <style:paragraph-properties fo:margin-top="0in" fo:margin-bottom="0in" fo:line-height="150%"/>
      <style:text-properties fo:color="#000000" style:font-name="Arial4" fo:font-size="9pt" style:font-name-asian="Arial5" style:font-size-asian="9pt" style:font-name-complex="Arial5" style:font-size-complex="9pt"/>
    </style:style>
    <style:style style:name="P22" style:family="paragraph" style:parent-style-name="Text_20_body">
      <style:paragraph-properties fo:text-align="justify" style:justify-single-word="false"/>
      <style:text-properties style:use-window-font-color="true"/>
    </style:style>
    <style:style style:name="P23" style:family="paragraph" style:parent-style-name="Standard">
      <style:paragraph-properties fo:margin-top="0.0201in" fo:margin-bottom="0.0799in" fo:line-height="100%" fo:text-align="justify" style:justify-single-word="false" style:shadow="none"/>
      <style:text-properties fo:background-color="transparent"/>
    </style:style>
    <style:style style:name="P24" style:family="paragraph" style:parent-style-name="Standard">
      <style:paragraph-properties fo:margin-top="0.0201in" fo:margin-bottom="0.0799in" fo:line-height="100%" fo:text-align="justify" style:justify-single-word="false" style:shadow="none"/>
      <style:text-properties fo:color="#000000" style:font-name="Arial4" fo:font-size="10pt" fo:font-style="normal" fo:font-weight="normal" fo:background-color="#66ffff" style:font-name-asian="Arial5" style:font-size-asian="10pt" style:font-style-asian="normal" style:font-name-complex="Arial5" style:font-style-complex="normal"/>
    </style:style>
    <style:style style:name="P25"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6" style:family="paragraph" style:parent-style-name="Contents_20_2">
      <style:paragraph-properties>
        <style:tab-stops>
          <style:tab-stop style:position="0.35in"/>
          <style:tab-stop style:position="7.0693in" style:type="right" style:leader-style="dotted" style:leader-text="."/>
        </style:tab-stops>
      </style:paragraph-properties>
    </style:style>
    <style:style style:name="P27" style:family="paragraph" style:parent-style-name="Standard">
      <style:paragraph-properties fo:margin-left="0.5in" fo:margin-right="0in" fo:margin-top="0.0201in" fo:margin-bottom="0.0799in" fo:line-height="100%" fo:text-align="justify" style:justify-single-word="false" fo:text-indent="0in" style:auto-text-indent="false"/>
      <style:text-properties fo:color="#000000" style:font-name="Arial4" fo:font-size="10pt" fo:font-style="normal" style:font-name-asian="Arial5" style:font-size-asian="10pt" style:font-style-asian="normal" style:font-name-complex="Arial5" style:font-style-complex="normal"/>
    </style:style>
    <style:style style:name="P28" style:family="paragraph" style:parent-style-name="Standard">
      <style:paragraph-properties fo:margin-left="0.5in" fo:margin-right="0in" fo:margin-top="0.0201in" fo:margin-bottom="0.0799in" fo:line-height="100%" fo:text-align="justify" style:justify-single-word="false" fo:text-indent="0in" style:auto-text-indent="false"/>
      <style:text-properties fo:color="#000000" style:font-name="Arial4" fo:font-size="10pt" fo:font-style="normal" fo:background-color="transparent" style:font-name-asian="Arial5" style:font-size-asian="10pt" style:font-style-asian="normal" style:font-name-complex="Arial5" style:font-style-complex="normal"/>
    </style:style>
    <style:style style:name="P29" style:family="paragraph" style:parent-style-name="Heading" style:master-page-name="Content_20_Page">
      <style:paragraph-properties style:page-number="auto" fo:break-before="page"/>
      <style:text-properties fo:color="#333366" fo:font-style="normal" style:font-style-asian="normal" style:font-style-complex="normal"/>
    </style:style>
    <style:style style:name="P30" style:family="paragraph" style:parent-style-name="Heading_20_2">
      <style:paragraph-properties fo:line-height="150%" style:shadow="none" fo:keep-with-next="always"/>
    </style:style>
    <style:style style:name="P31" style:family="paragraph" style:parent-style-name="Heading_20_2">
      <style:paragraph-properties fo:margin-top="0.0201in" fo:margin-bottom="0.0799in" fo:line-height="150%" fo:text-align="justify" style:justify-single-word="false" style:shadow="none" fo:keep-with-next="always"/>
      <style:text-properties fo:font-weight="bold" fo:background-color="transparent" style:font-weight-asian="bold" style:font-weight-complex="bold"/>
    </style:style>
    <style:style style:name="P32" style:family="paragraph" style:parent-style-name="Heading_20_1">
      <style:text-properties fo:color="#333366"/>
    </style:style>
    <style:style style:name="P33" style:family="paragraph" style:parent-style-name="Heading_20_1">
      <style:paragraph-properties fo:break-before="page"/>
      <style:text-properties fo:color="#333366"/>
    </style:style>
    <style:style style:name="P34" style:family="paragraph" style:parent-style-name="Standard" style:master-page-name="Cover_20_Page">
      <style:paragraph-properties style:page-number="auto"/>
      <style:text-properties fo:font-size="20pt" style:font-size-asian="20pt" style:font-size-complex="20pt"/>
    </style:style>
    <style:style style:name="P35" style:family="paragraph" style:parent-style-name="Standard" style:list-style-name="L1">
      <style:paragraph-properties fo:margin-top="0.0201in" fo:margin-bottom="0.0799in" fo:line-height="100%" fo:text-align="justify" style:justify-single-word="false" style:shadow="none"/>
      <style:text-properties style:use-window-font-color="true" style:font-name="Arial" fo:font-size="10pt" fo:font-style="normal" fo:font-weight="normal" fo:background-color="transparent" style:font-name-asian="Arial5" style:font-size-asian="10pt" style:font-style-asian="italic" style:font-name-complex="Arial5" style:font-style-complex="italic"/>
    </style:style>
    <style:style style:name="P36" style:family="paragraph" style:parent-style-name="Standard" style:list-style-name="L1">
      <style:paragraph-properties fo:margin-top="0.0201in" fo:margin-bottom="0.0799in" fo:line-height="100%" fo:text-align="justify" style:justify-single-word="false" style:shadow="none"/>
      <style:text-properties fo:color="#000000" style:font-name="Arial4" fo:font-size="10pt" fo:font-style="normal" fo:font-weight="normal" fo:background-color="transparent" style:font-name-asian="Arial5" style:font-size-asian="10pt" style:font-style-asian="normal" style:font-name-complex="Arial5" style:font-style-complex="normal"/>
    </style:style>
    <style:style style:name="P37" style:family="paragraph" style:parent-style-name="Standard" style:list-style-name="L1">
      <style:paragraph-properties fo:margin-top="0.0201in" fo:margin-bottom="0.0799in" fo:line-height="100%" fo:text-align="justify" style:justify-single-word="false" style:shadow="none"/>
      <style:text-properties fo:background-color="transparent"/>
    </style:style>
    <style:style style:name="T1" style:family="text">
      <style:text-properties style:use-window-font-color="true" style:font-name="Arial" fo:font-size="10pt" fo:font-style="normal" fo:font-weight="normal" style:font-name-asian="Arial5" style:font-size-asian="10pt" style:font-style-asian="italic" style:font-name-complex="Arial5" style:font-style-complex="italic"/>
    </style:style>
    <style:style style:name="T2" style:family="text">
      <style:text-properties style:use-window-font-color="true" fo:font-weight="normal" style:font-name-asian="Arial5" style:font-size-asian="10pt" style:font-name-complex="Arial5"/>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background-color="transparen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number:date-style style:name="N116" number:title="Date">
      <number:month number:style="long" number:textual="true"/>
      <number:text> </number:text>
      <number:day number:style="long"/>
      <number:text>, </number:text>
      <number:year number:style="long"/>
    </number:date-style>
    <number:date-style style:name="N117">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NUS Technology </text:p>
      <text:p text:style-name="P9"/>
      <text:p text:style-name="P9"/>
      <text:p text:style-name="Standard"/>
      <text:p text:style-name="Standard"/>
      <text:p text:style-name="Standard"/>
      <text:p text:style-name="Standard"/>
      <text:p text:style-name="Standard"/>
      <text:p text:style-name="Standard"/>
      <text:p text:style-name="Standard"/>
      <text:p text:style-name="P9"/>
      <text:p text:style-name="P9"/>
      <text:p text:style-name="P9"/>
      <table:table table:name="Table2" table:style-name="Table2">
        <table:table-column table:style-name="Table2.A"/>
        <table:table-row>
          <table:table-cell table:style-name="Table2.A1" office:value-type="string">
            <text:p text:style-name="P16">Chính sách phúc lợi</text:p>
          </table:table-cell>
        </table:table-row>
      </table:table>
      <table:table table:name="Table7" table:style-name="Table7">
        <table:table-column table:style-name="Table7.A"/>
        <table:table-column table:style-name="Table7.B"/>
        <table:table-row>
          <table:table-cell table:style-name="Table7.A1" office:value-type="string">
            <text:p text:style-name="P10">Created by:</text:p>
          </table:table-cell>
          <table:table-cell table:style-name="Table7.A1" office:value-type="string">
            <text:p text:style-name="P20">Tham Do-Thi</text:p>
          </table:table-cell>
        </table:table-row>
        <table:table-row>
          <table:table-cell table:style-name="Table7.A1" office:value-type="string">
            <text:p text:style-name="P10">Effective date:</text:p>
          </table:table-cell>
          <table:table-cell table:style-name="Table7.B2" office:value-type="date" office:date-value="2017-08-14">
            <text:p text:style-name="P20">August 14, 2017</text:p>
          </table:table-cell>
        </table:table-row>
        <table:table-row>
          <table:table-cell table:style-name="Table7.A1" office:value-type="string">
            <text:p text:style-name="P10">Version:</text:p>
          </table:table-cell>
          <table:table-cell table:style-name="Table7.B3" office:value-type="float" office:value="1">
            <text:p text:style-name="P20">1.0</text:p>
          </table:table-cell>
        </table:table-row>
      </table:table>
      <text:p text:style-name="P9"/>
      <text:p text:style-name="P9"/>
      <text:p text:style-name="P9"/>
      <text:p text:style-name="P9"/>
      <text:p text:style-name="P9"/>
      <text:p text:style-name="P9"/>
      <text:p text:style-name="P9"/>
      <text:p text:style-name="P9"/>
      <table:table table:name="Table6" table:style-name="Table6">
        <table:table-column table:style-name="Table6.A"/>
        <table:table-row>
          <table:table-cell table:style-name="Table6.A1" office:value-type="string">
            <text:p text:style-name="P17">Company</text:p>
          </table:table-cell>
        </table:table-row>
      </table:table>
      <text:p text:style-name="P9"/>
      <text:p text:style-name="P9"/>
      <text:p text:style-name="P9"/>
      <text:p text:style-name="P9"/>
      <text:p text:style-name="P9"/>
      <text:p text:style-name="P9"/>
      <text:p text:style-name="P9"/>
      <text:p text:style-name="P9"/>
      <table:table table:name="Table3" table:style-name="Table3">
        <table:table-column table:style-name="Table3.A"/>
        <table:table-row>
          <table:table-cell table:style-name="Table3.A1" office:value-type="string">
            <text:p text:style-name="P18">This document contains confidential and proprietary information which may not disclosed without prior written consent from NUS Technology.</text:p>
          </table:table-cell>
        </table:table-row>
      </table:table>
      <text:p text:style-name="P13"/>
      <text:p text:style-name="P29">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Version</text:p>
          </table:table-cell>
          <table:table-cell table:style-name="Table5.A1" office:value-type="string">
            <text:p text:style-name="P15">Change description</text:p>
          </table:table-cell>
          <table:table-cell table:style-name="Table5.A1" office:value-type="string">
            <text:p text:style-name="P15">Changed by</text:p>
          </table:table-cell>
          <table:table-cell table:style-name="Table5.D1" office:value-type="string">
            <text:p text:style-name="P15">Date</text:p>
          </table:table-cell>
        </table:table-row>
        <table:table-row>
          <table:table-cell table:style-name="Table5.A2" office:value-type="string">
            <text:p text:style-name="P6">0.1</text:p>
          </table:table-cell>
          <table:table-cell table:style-name="Table5.A2" office:value-type="string">
            <text:p text:style-name="P21">Initiate and add content</text:p>
          </table:table-cell>
          <table:table-cell table:style-name="Table5.A2" office:value-type="string">
            <text:p text:style-name="P6">Tham Do-Thi</text:p>
          </table:table-cell>
          <table:table-cell table:style-name="Table5.D2" office:value-type="date" office:date-value="2017-08-14">
            <text:p text:style-name="P6">14 August 2017</text:p>
          </table:table-cell>
        </table:table-row>
        <table:table-row table:style-name="Table5.3">
          <table:table-cell table:style-name="Table5.A3" office:value-type="float" office:value="36526">
            <text:p text:style-name="P6">1.0</text:p>
          </table:table-cell>
          <table:table-cell table:style-name="Table5.A2" office:value-type="string">
            <text:p text:style-name="P6">Update 3.1</text:p>
          </table:table-cell>
          <table:table-cell table:style-name="Table5.A2" office:value-type="string">
            <text:p text:style-name="Table_20_Contents">Hang Dang-Thi-Thuy</text:p>
          </table:table-cell>
          <table:table-cell table:style-name="Table5.D3" office:value-type="date" office:date-value="2018-12-06">
            <text:p text:style-name="P8">6 December 2018</text:p>
          </table:table-cell>
        </table:table-row>
        <table:table-row>
          <table:table-cell table:style-name="Table5.A3">
            <text:p text:style-name="P6"/>
          </table:table-cell>
          <table:table-cell table:style-name="Table5.A2" office:value-type="string">
            <text:p text:style-name="P6"/>
          </table:table-cell>
          <table:table-cell table:style-name="Table5.A2" office:value-type="string">
            <text:p text:style-name="P6"/>
          </table:table-cell>
          <table:table-cell table:style-name="Table5.D4">
            <text:p text:style-name="P6"/>
          </table:table-cell>
        </table:table-row>
        <table:table-row>
          <table:table-cell table:style-name="Table5.A3">
            <text:p text:style-name="P6"/>
          </table:table-cell>
          <table:table-cell table:style-name="Table5.A2" office:value-type="string">
            <text:p text:style-name="P6"/>
          </table:table-cell>
          <table:table-cell table:style-name="Table5.A2" office:value-type="string">
            <text:p text:style-name="P6"/>
          </table:table-cell>
          <table:table-cell table:style-name="Table5.D5" office:value-type="string">
            <text:p text:style-name="P6"/>
          </table:table-cell>
        </table:table-row>
        <table:table-row table:style-name="Table5.3">
          <table:table-cell table:style-name="Table5.A3">
            <text:p text:style-name="P6"/>
          </table:table-cell>
          <table:table-cell table:style-name="Table5.A2" office:value-type="string">
            <text:p text:style-name="P6"/>
          </table:table-cell>
          <table:table-cell table:style-name="Table5.A2" office:value-type="string">
            <text:p text:style-name="P6"/>
          </table:table-cell>
          <table:table-cell table:style-name="Table5.D6">
            <text:p text:style-name="P7"/>
          </table:table-cell>
        </table:table-row>
        <table:table-row table:style-name="Table5.3">
          <table:table-cell table:style-name="Table5.A3">
            <text:p text:style-name="P6"/>
          </table:table-cell>
          <table:table-cell table:style-name="Table5.A2" office:value-type="string">
            <text:p text:style-name="P6"/>
          </table:table-cell>
          <table:table-cell table:style-name="Table5.A2" office:value-type="string">
            <text:p text:style-name="P6"/>
          </table:table-cell>
          <table:table-cell table:style-name="Table5.D6">
            <text:p text:style-name="P7"/>
          </table:table-cell>
        </table:table-row>
      </table:table>
      <text:p text:style-name="P9"/>
      <text:p text:style-name="P12"/>
      <text:p text:style-name="P19"/>
      <text:p text:style-name="P14">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text:tab/><text:a xlink:type="simple" xlink:href="#__RefHeading__4912_1614706238" text:style-name="Internet_20_link" text:visited-style-name="Internet_20_link">Mục tiêu</text:a><text:tab/>4</text:p>
          <text:p text:style-name="P25">2.<text:tab/><text:a xlink:type="simple" xlink:href="#__RefHeading__1401_697325572" text:style-name="Internet_20_link" text:visited-style-name="Internet_20_link">Phạm vi áp dụng</text:a><text:tab/>4</text:p>
          <text:p text:style-name="P25">3.<text:tab/><text:a xlink:type="simple" xlink:href="#__RefHeading__3451_1641962404" text:style-name="Internet_20_link" text:visited-style-name="Internet_20_link">Nội dung chính sách</text:a><text:tab/>4</text:p>
          <text:p text:style-name="P26">3.1.<text:tab/><text:a xlink:type="simple" xlink:href="#__RefHeading__3637_1641962404" text:style-name="Internet_20_link" text:visited-style-name="Internet_20_link">Đối với Thực tập sinh</text:a><text:tab/>4</text:p>
          <text:p text:style-name="P26">3.2.<text:tab/><text:a xlink:type="simple" xlink:href="#__RefHeading__1124_1223455720" text:style-name="Internet_20_link" text:visited-style-name="Internet_20_link">Đối với Sinh viên Công ty hướng dẫn Đồ án, Luận văn</text:a><text:tab/>4</text:p>
        </text:index-body>
      </text:table-of-content>
      <text:p text:style-name="P11"/>
      <text:h text:style-name="P33" text:outline-level="1"><text:bookmark-start text:name="__RefHeading__4912_1614706238"/>Mục tiêu<text:bookmark-end text:name="__RefHeading__4912_1614706238"/></text:h>
      <text:p text:style-name="P22">Chính sách phúc lợi được xây dựng với mục tiêu giúp toàn bộ nhân viên an tâm làm việc và công tác, gắn bó lâu dài với sự phát triển của Công ty. </text:p>
      <text:p text:style-name="P22"/>
      <text:h text:style-name="P32" text:outline-level="1"><text:bookmark-start text:name="__RefHeading__1401_697325572"/>Phạm vi áp dụng<text:bookmark-end text:name="__RefHeading__1401_697325572"/></text:h>
      <text:p text:style-name="P27">Những chính sách dưới đây được áp dụng cho tất cả các thực tập sinh<text:span text:style-name="T5"> và các bạn sinh viên Công ty hướng dẫn làm Đồ án, Luận văn</text:span></text:p>
      <text:p text:style-name="P28"/>
      <text:h text:style-name="P32" text:outline-level="1"><text:bookmark-start text:name="__RefHeading__3451_1641962404"/>Nội dung chính sách<text:bookmark-end text:name="__RefHeading__3451_1641962404"/></text:h>
      <text:h text:style-name="P30" text:outline-level="2"><text:bookmark-start text:name="__RefHeading__3637_1641962404"/>Đối với Thực tập sinh<text:bookmark-end text:name="__RefHeading__3637_1641962404"/></text:h>
      <text:list xml:id="list5215296420755548207" text:style-name="L1">
        <text:list-item>
          <text:list>
            <text:list-item>
              <text:p text:style-name="P35">Hỗ trợ tiền cơm trưa 25.000 VNĐ/ngày làm việc</text:p>
            </text:list-item>
            <text:list-item>
              <text:p text:style-name="P35">Hỗ trợ 100% chi phí gửi xe tại Tòa nhà</text:p>
            </text:list-item>
            <text:list-item>
              <text:p text:style-name="P36">Hỗ trợ quỹ team building của department (100,000 VNĐ / thành viên / 2 tháng) và chúc mừng sinh nhật (200,000 VNĐ / thành viên). <text:span text:style-name="T3">Notes: Công ty giải ngân tiền cho các department.</text:span></text:p>
            </text:list-item>
            <text:list-item>
              <text:p text:style-name="P35">Tham gia các CLB ở Công ty như CLB Tiếng anh, Đá banh, Cầu lông </text:p>
            </text:list-item>
            <text:list-item>
              <text:p text:style-name="P35">Tham gia các event chính thức do Công ty/Department/CLB tổ chức</text:p>
            </text:list-item>
            <text:list-item>
              <text:p text:style-name="P35">Hỗ trợ 50% chi phí Company Trip</text:p>
            </text:list-item>
            <text:list-item>
              <text:p text:style-name="P35">Hỗ trợ 2.000.000 đồng / tháng:</text:p>
              <text:list>
                <text:list-item>
                  <text:p text:style-name="P37"><text:span text:style-name="T1">Đối với vị trí </text:span><text:span text:style-name="T2">Developer Internship: ngay </text:span><text:span text:style-name="T1">sau khi pass training plan </text:span></text:p>
                </text:list-item>
                <text:list-item>
                  <text:p text:style-name="P35">Đối với vị trí BA, QC Internship: ngay sau khi pass bài test lý thuyết </text:p>
                  <text:list>
                    <text:list-item>
                      <text:p text:style-name="P36">Điều kiện để tiến hành bài test lý thuyết (để thực tập sinh đủ kiến thức lý thuyết và thực tế để làm bài test):</text:p>
                      <text:list>
                        <text:list-item>
                          <text:p text:style-name="P36">Hoàn tất toàn bộ training lý thuyết (thường khoảng 01 tuần);</text:p>
                        </text:list-item>
                        <text:list-item>
                          <text:p text:style-name="P36">Tổng thời gian training lý thuyết và training on job <text:span text:style-name="T4">ít nhất</text:span> 01 tháng</text:p>
                        </text:list-item>
                      </text:list>
                    </text:list-item>
                  </text:list>
                </text:list-item>
              </text:list>
            </text:list-item>
          </text:list>
        </text:list-item>
      </text:list>
      <text:h text:style-name="P31" text:outline-level="2"><text:bookmark-start text:name="__RefHeading__1124_1223455720"/>Đối với Sinh viên Công ty hướng dẫn Đồ án, Luận văn<text:bookmark-end text:name="__RefHeading__1124_1223455720"/></text:h>
      <text:list xml:id="list29547545" text:continue-numbering="true" text:style-name="L1">
        <text:list-item>
          <text:list>
            <text:list-item>
              <text:p text:style-name="P35">Tham gia các CLB ở Công ty như CLB Tiếng anh, Đá banh, Cầu lông </text:p>
            </text:list-item>
            <text:list-item>
              <text:p text:style-name="P35">Tham gia các event của Công ty và các hoạt động vui chơi đột xuất khác</text:p>
            </text:list-item>
          </text:list>
        </text:list-item>
      </text:list>
      <text:p text:style-name="P24"/>
      <text:list xml:id="list29520592" text:continue-numbering="true" text:style-name="L1">
        <text:list-item>
          <text:list>
            <text:list-header>
              <text:p text:style-name="P35"/>
              <text:p text:style-name="P35"/>
            </text:list-header>
          </text:list>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333366"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Chinh_Sach_Phuc_Loi_1_0</text:file-name><text:tab/></text:p>
      </style:header>
      <style:footer>
        <text:p text:style-name="MP3">Copyright © 2014, NUS Technology. All Rights Reserved.<text:tab/><text:page-number text:select-page="current">4</text:page-number></text:p>
      </style:footer>
    </style:master-page>
    <style:master-page style:name="Landscape_20_Page" style:display-name="Landscape Page" style:page-layout-name="Mpm4" style:next-style-name="Content_20_Page">
      <style:header>
        <text:p text:style-name="MP4"><text:file-name text:display="name">NUS_OA_Chinh_Sach_Phuc_Loi_1_0</text:file-name></text:p>
      </style:header>
      <style:footer>
        <text:p text:style-name="MP5">Copyright © 2014, NUS Technology JSC. All Rights Reserved.<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DT14H1M43S</meta:editing-duration>
    <meta:editing-cycles>207</meta:editing-cycles>
    <meta:generator>OpenOffice/4.1.5$Win32 OpenOffice.org_project/415m1$Build-9789</meta:generator>
    <meta:creation-date>2014-04-24T16:17:09.24</meta:creation-date>
    <dc:date>2019-03-15T09:32:56.05</dc:date>
    <meta:document-statistic meta:table-count="5" meta:image-count="0" meta:object-count="0" meta:page-count="4" meta:paragraph-count="57" meta:word-count="450" meta:character-count="2272"/>
    <meta:user-defined meta:name="Info 1"/>
    <meta:user-defined meta:name="Info 2"/>
    <meta:user-defined meta:name="Info 3"/>
    <meta:user-defined meta:name="Info 4"/>
  </office:meta>
</office:document-meta>
</file>